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E000001BE7E07F744018B0732.png" manifest:media-type="image/png"/>
  <manifest:file-entry manifest:full-path="Pictures/10000201000002A6000001BE3FE19D286BA076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b91b" officeooo:paragraph-rsid="000cb91b"/>
    </style:style>
    <style:style style:name="P2" style:family="paragraph" style:parent-style-name="Standard">
      <style:text-properties officeooo:rsid="000cb91b"/>
    </style:style>
    <style:style style:name="P3" style:family="paragraph" style:parent-style-name="Standard">
      <style:text-properties officeooo:rsid="000cb91b" officeooo:paragraph-rsid="000cb91b"/>
    </style:style>
    <style:style style:name="P4" style:family="paragraph" style:parent-style-name="Standard">
      <style:text-properties officeooo:rsid="000cfca2" officeooo:paragraph-rsid="000cfca2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<text:s/></text:p>
      <text:p text:style-name="P1"/>
      <text:p text:style-name="P1"><draw:frame draw:style-name="fr2" draw:name="Image1" text:anchor-type="char" svg:x="-0.052in" svg:y="0.1811in" svg:width="6.7799in" svg:height="4.4598in" draw:z-index="0"><draw:image xlink:href="Pictures/10000201000002A6000001BE3FE19D286BA076FA.png" xlink:type="simple" xlink:show="embed" xlink:actuate="onLoad" draw:mime-type="image/png"/></draw:frame></text:p>
      <text:p text:style-name="P1"/>
      <text:p text:style-name="P1"/>
      <text:p text:style-name="P4">Signal in the 1<text:span text:style-name="T1">st</text:span> tur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6.7in" svg:height="4.4598in" draw:z-index="1"><draw:image xlink:href="Pictures/100002010000029E000001BE7E07F744018B0732.png" xlink:type="simple" xlink:show="embed" xlink:actuate="onLoad" draw:mime-type="image/png"/></draw:frame></text:p>
      <text:p text:style-name="P1"/>
      <text:p text:style-name="P4">Signal in the final tur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4:34:26.905838406</meta:creation-date>
    <dc:date>2025-05-22T15:57:58.297685605</dc:date>
    <meta:editing-duration>PT7M3S</meta:editing-duration>
    <meta:editing-cycles>2</meta:editing-cycles>
    <meta:generator>LibreOffice/7.1.8.1$Linux_X86_64 LibreOffice_project/10$Build-1</meta:generator>
    <meta:document-statistic meta:table-count="0" meta:image-count="2" meta:object-count="0" meta:page-count="3" meta:paragraph-count="3" meta:word-count="10" meta:character-count="47" meta:non-whitespace-character-count="38"/>
  </office:meta>
</office:document-meta>
</file>